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83cm" fo:margin-left="-0.217cm" table:align="left" style:writing-mode="lr-tb"/>
    </style:style>
    <style:style style:name="Table1.A" style:family="table-column">
      <style:table-column-properties style:column-width="1.191cm"/>
    </style:style>
    <style:style style:name="Table1.B" style:family="table-column">
      <style:table-column-properties style:column-width="3.657cm"/>
    </style:style>
    <style:style style:name="Table1.C" style:family="table-column">
      <style:table-column-properties style:column-width="2.595cm"/>
    </style:style>
    <style:style style:name="Table1.D" style:family="table-column">
      <style:table-column-properties style:column-width="0.75cm"/>
    </style:style>
    <style:style style:name="Table1.E" style:family="table-column">
      <style:table-column-properties style:column-width="2cm"/>
    </style:style>
    <style:style style:name="Table1.F" style:family="table-column">
      <style:table-column-properties style:column-width="1.926cm"/>
    </style:style>
    <style:style style:name="Table1.G" style:family="table-column">
      <style:table-column-properties style:column-width="0.325cm"/>
    </style:style>
    <style:style style:name="Table1.H" style:family="table-column">
      <style:table-column-properties style:column-width="2.099cm"/>
    </style:style>
    <style:style style:name="Table1.I" style:family="table-column">
      <style:table-column-properties style:column-width="0.402cm"/>
    </style:style>
    <style:style style:name="Table1.J" style:family="table-column">
      <style:table-column-properties style:column-width="2.03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none" style:writing-mode="lr-tb"/>
    </style:style>
    <style:style style:name="Table1.B1" style:family="table-cell">
      <style:table-cell-properties style:vertical-align="top" fo:padding-left="0.191cm" fo:padding-right="0.191cm" fo:padding-top="0cm" fo:padding-bottom="0cm" fo:border-left="1.5pt solid #000000" fo:border-right="none" fo:border-top="0.5pt solid #000000" fo:border-bottom="none" style:writing-mode="lr-tb"/>
    </style:style>
    <style:style style:name="Table1.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I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1.5pt solid #000000" fo:border-right="none" fo:border-top="none" fo:border-bottom="1.5pt solid #000000" style:writing-mode="lr-tb"/>
    </style:style>
    <style:style style:name="Table1.C2" style:family="table-cell">
      <style:table-cell-properties style:vertical-align="top" fo:padding-left="0.191cm" fo:padding-right="0.191cm" fo:padding-top="0cm" fo:padding-bottom="0cm" fo:border-left="1.5pt solid #000000" fo:border-right="none" fo:border-top="0.5pt solid #000000" fo:border-bottom="0.5pt solid #000000" style:writing-mode="lr-tb"/>
    </style:style>
    <style:style style:name="Table1.J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left="1.5pt solid #000000" fo:border-right="none"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 style:family="table">
      <style:table-properties style:width="15.711cm" fo:margin-left="-0.217cm" table:align="left" style:writing-mode="lr-tb"/>
    </style:style>
    <style:style style:name="Table2.A" style:family="table-column">
      <style:table-column-properties style:column-width="3.692cm"/>
    </style:style>
    <style:style style:name="Table2.B" style:family="table-column">
      <style:table-column-properties style:column-width="2.75cm"/>
    </style:style>
    <style:style style:name="Table2.C" style:family="table-column">
      <style:table-column-properties style:column-width="0.559cm"/>
    </style:style>
    <style:style style:name="Table2.D" style:family="table-column">
      <style:table-column-properties style:column-width="1.942cm"/>
    </style:style>
    <style:style style:name="Table2.E" style:family="table-column">
      <style:table-column-properties style:column-width="1.984cm"/>
    </style:style>
    <style:style style:name="Table2.F" style:family="table-column">
      <style:table-column-properties style:column-width="0.265cm"/>
    </style:style>
    <style:style style:name="Table2.G" style:family="table-column">
      <style:table-column-properties style:column-width="2.159cm"/>
    </style:style>
    <style:style style:name="Table2.H" style:family="table-column">
      <style:table-column-properties style:column-width="0.342cm"/>
    </style:style>
    <style:style style:name="Table2.I" style:family="table-column">
      <style:table-column-properties style:column-width="2.018cm"/>
    </style:style>
    <style:style style:name="Table2.1" style:family="table-row">
      <style:table-row-properties style:min-row-height="2.053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2.H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2.2" style:family="table-row">
      <style:table-row-properties style:min-row-height="0.575cm" fo:keep-together="auto"/>
    </style:style>
    <style:style style:name="Table2.A2"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B2" style:family="table-cell">
      <style:table-cell-properties style:vertical-align="top" fo:padding-left="0.191cm" fo:padding-right="0.191cm" fo:padding-top="0cm" fo:padding-bottom="0cm" fo:border-left="1.5pt solid #000000" fo:border-right="none" fo:border-top="0.5pt solid #000000" fo:border-bottom="0.5pt solid #000000" style:writing-mode="lr-tb"/>
    </style:style>
    <style:style style:name="Table2.I2" style:family="table-cell">
      <style:table-cell-properties style:vertical-align="top" fo:padding-left="0.191cm" fo:padding-right="0.191cm" fo:padding-top="0cm" fo:padding-bottom="0cm" fo:border="0.5pt solid #000000" style:writing-mode="lr-tb"/>
    </style:style>
    <style:style style:name="Table2.3" style:family="table-row">
      <style:table-row-properties fo:keep-together="auto"/>
    </style:style>
    <style:style style:name="Table2.A3" style:family="table-cell">
      <style:table-cell-properties style:vertical-align="top" fo:padding-left="0.191cm" fo:padding-right="0.191cm" fo:padding-top="0cm" fo:padding-bottom="0cm" fo:border-left="0.5pt solid #000000" fo:border-right="none" fo:border-top="1.5pt solid #000000" fo:border-bottom="0.5pt solid #000000" style:writing-mode="lr-tb"/>
    </style:style>
    <style:style style:name="Table2.4" style:family="table-row">
      <style:table-row-properties fo:keep-together="auto"/>
    </style:style>
    <style:style style:name="P1"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text-properties style:font-name-asian="Symbol" style:font-name-complex="Symbol"/>
    </style:style>
    <style:style style:name="P2" style:family="paragraph" style:parent-style-name="Body_20_Text_20_3">
      <style:paragraph-properties fo:text-align="justify" style:justify-single-word="false"/>
    </style:style>
    <style:style style:name="P3" style:family="paragraph" style:parent-style-name="Body_20_Text_20_2">
      <style:text-properties style:font-name-asian="Symbol" style:font-name-complex="Symbol"/>
    </style:style>
    <style:style style:name="P4"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 style:family="paragraph" style:parent-style-name="Standard">
      <style:text-properties fo:font-weight="bold" style:font-name-asian="Symbol" style:font-weight-asian="bold" style:font-name-complex="Symbol"/>
    </style:style>
    <style:style style:name="P6" style:family="paragraph" style:parent-style-name="Standard">
      <style:text-properties fo:font-size="14pt" fo:font-weight="bold" style:font-size-asian="14pt" style:font-weight-asian="bold"/>
    </style:style>
    <style:style style:name="P7" style:family="paragraph" style:parent-style-name="Standard">
      <style:paragraph-properties fo:text-align="center" style:justify-single-word="false"/>
      <style:text-properties fo:font-size="14pt" fo:font-weight="bold" style:font-size-asian="14pt" style:font-weight-asian="bold"/>
    </style:style>
    <style:style style:name="P8" style:family="paragraph" style:parent-style-name="Standard">
      <style:paragraph-properties fo:text-align="justify" style:justify-single-word="false"/>
      <style:text-properties fo:font-size="14pt" fo:font-weight="bold" style:font-size-asian="14pt" style:font-weight-asian="bold"/>
    </style:style>
    <style:style style:name="P9" style:family="paragraph" style:parent-style-name="Standard">
      <style:text-properties fo:font-size="14pt" style:font-size-asian="14pt"/>
    </style:style>
    <style:style style:name="P10" style:family="paragraph" style:parent-style-name="Standard">
      <style:paragraph-properties fo:text-align="center" style:justify-single-word="false"/>
      <style:text-properties fo:font-size="14pt" style:font-size-asian="14pt"/>
    </style:style>
    <style:style style:name="P11" style:family="paragraph" style:parent-style-name="Standard">
      <style:paragraph-properties fo:text-align="justify" style:justify-single-word="false"/>
      <style:text-properties fo:font-size="14pt" style:font-size-asian="14pt"/>
    </style:style>
    <style:style style:name="P12" style:family="paragraph" style:parent-style-name="Standard">
      <style:text-properties fo:font-size="14pt" style:font-name-asian="Symbol" style:font-size-asian="14pt" style:font-name-complex="Symbol"/>
    </style:style>
    <style:style style:name="P13" style:family="paragraph" style:parent-style-name="Standard">
      <style:paragraph-properties fo:text-align="justify" style:justify-single-word="false"/>
      <style:text-properties fo:font-size="14pt" style:font-name-asian="Symbol" style:font-size-asian="14pt" style:font-name-complex="Symbol"/>
    </style:style>
    <style:style style:name="P14" style:family="paragraph" style:parent-style-name="Standard">
      <style:paragraph-properties fo:text-align="end" style:justify-single-word="false"/>
      <style:text-properties fo:font-size="14pt" style:font-name-asian="Symbol" style:font-size-asian="14pt" style:font-name-complex="Symbol"/>
    </style:style>
    <style:style style:name="P15" style:family="paragraph" style:parent-style-name="Standard">
      <style:paragraph-properties fo:text-align="center" style:justify-single-word="false"/>
      <style:text-properties fo:font-size="14pt" style:font-name-asian="Symbol" style:font-size-asian="14pt" style:font-name-complex="Symbol"/>
    </style:style>
    <style:style style:name="P16" style:family="paragraph" style:parent-style-name="Standard">
      <style:paragraph-properties fo:text-align="center" style:justify-single-word="false" style:snap-to-layout-grid="false"/>
      <style:text-properties fo:font-size="14pt" style:font-name-asian="Symbol" style:font-size-asian="14pt" style:font-name-complex="Symbol"/>
    </style:style>
    <style:style style:name="P17" style:family="paragraph" style:parent-style-name="Standard">
      <style:paragraph-properties style:snap-to-layout-grid="false"/>
      <style:text-properties fo:font-size="14pt" style:font-name-asian="Symbol" style:font-size-asian="14pt" style:font-name-complex="Symbol"/>
    </style:style>
    <style:style style:name="P18" style:family="paragraph" style:parent-style-name="Standard">
      <style:paragraph-properties fo:text-align="justify" style:justify-single-word="false"/>
      <style:text-properties fo:font-size="14pt" style:font-name-asian="Times New Roman" style:font-size-asian="14pt" style:font-name-complex="Times New Roman"/>
    </style:style>
    <style:style style:name="P19" style:family="paragraph" style:parent-style-name="Standard">
      <style:paragraph-properties fo:text-align="center" style:justify-single-word="false"/>
      <style:text-properties fo:font-size="14pt" style:font-name-asian="Times New Roman" style:font-size-asian="14pt" style:font-name-complex="Times New Roman"/>
    </style:style>
    <style:style style:name="P20" style:family="paragraph" style:parent-style-name="Standard">
      <style:paragraph-properties fo:text-align="justify" style:justify-single-word="false"/>
    </style:style>
    <style:style style:name="P21" style:family="paragraph" style:parent-style-name="Standard">
      <style:text-properties fo:font-size="12pt" fo:font-weight="bold" style:font-size-asian="12pt" style:font-weight-asian="bold"/>
    </style:style>
    <style:style style:name="P22" style:family="paragraph" style:parent-style-name="Standard">
      <style:text-properties style:font-name-asian="Symbol" style:font-name-complex="Symbol"/>
    </style:style>
    <style:style style:name="P23" style:family="paragraph" style:parent-style-name="Standard">
      <style:paragraph-properties fo:text-align="justify" style:justify-single-word="false"/>
      <style:text-properties style:font-name-asian="Symbol" style:font-name-complex="Symbol"/>
    </style:style>
    <style:style style:name="P24" style:family="paragraph" style:parent-style-name="Standard">
      <style:paragraph-properties fo:text-align="justify" style:justify-single-word="false"/>
      <style:text-properties style:text-position="sub 58%" fo:font-size="14pt" style:font-name-asian="Symbol" style:font-size-asian="14pt" style:font-name-complex="Symbol"/>
    </style:style>
    <style:style style:name="P25" style:family="paragraph" style:parent-style-name="Standard">
      <style:paragraph-properties fo:margin-left="1.958cm" fo:margin-right="0cm" fo:text-align="justify" style:justify-single-word="false" fo:text-indent="-0.688cm" style:auto-text-indent="false">
        <style:tab-stops>
          <style:tab-stop style:position="1.958cm"/>
        </style:tab-stops>
      </style:paragraph-properties>
      <style:text-properties fo:font-size="14pt" style:font-size-asian="14pt"/>
    </style:style>
    <style:style style:name="P26" style:family="paragraph" style:parent-style-name="Standard">
      <style:paragraph-properties fo:margin-left="2.593cm" fo:margin-right="0cm" fo:text-align="justify" style:justify-single-word="false" fo:text-indent="-0.635cm" style:auto-text-indent="false">
        <style:tab-stops>
          <style:tab-stop style:position="2.593cm"/>
        </style:tab-stops>
      </style:paragraph-properties>
      <style:text-properties fo:font-size="14pt" style:font-size-asian="14pt"/>
    </style:style>
    <style:style style:name="P27" style:family="paragraph" style:parent-style-name="Standard">
      <style:paragraph-properties fo:text-align="justify" style:justify-single-word="false" fo:padding="0cm" fo:border="none"/>
    </style:style>
    <style:style style:name="P28" style:family="paragraph" style:parent-style-name="Standard">
      <style:paragraph-properties fo:margin-left="0.741cm" fo:margin-right="0cm" fo:text-align="justify" style:justify-single-word="false" fo:text-indent="-0.635cm" style:auto-text-indent="false">
        <style:tab-stops>
          <style:tab-stop style:position="0.741cm"/>
        </style:tab-stops>
      </style:paragraph-properties>
      <style:text-properties style:font-name-asian="Symbol" style:font-name-complex="Symbol"/>
    </style:style>
    <style:style style:name="P29" style:family="paragraph" style:parent-style-name="Heading_20_4">
      <style:text-properties fo:font-size="14pt" style:font-size-asian="14pt"/>
    </style:style>
    <style:style style:name="P30" style:family="paragraph" style:parent-style-name="Heading_20_4">
      <style:text-properties fo:font-weight="normal" style:font-name-asian="Symbol" style:font-weight-asian="normal" style:font-name-complex="Symbol"/>
    </style:style>
    <style:style style:name="P31" style:family="paragraph" style:parent-style-name="Heading_20_4">
      <style:paragraph-properties fo:text-align="justify" style:justify-single-word="false"/>
      <style:text-properties fo:font-weight="normal" style:font-name-asian="Symbol" style:font-weight-asian="normal" style:font-name-complex="Symbol"/>
    </style:style>
    <style:style style:name="P32" style:family="paragraph" style:parent-style-name="Heading_20_4">
      <style:paragraph-properties fo:text-align="justify" style:justify-single-word="false"/>
    </style:style>
    <style:style style:name="P33" style:family="paragraph" style:parent-style-name="Heading_20_4">
      <style:text-properties style:font-name-asian="Symbol" style:font-name-complex="Symbol"/>
    </style:style>
    <style:style style:name="P34" style:family="paragraph" style:parent-style-name="Heading_20_4">
      <style:paragraph-properties fo:text-align="justify" style:justify-single-word="false"/>
      <style:text-properties style:font-name-asian="Symbol" style:font-name-complex="Symbol"/>
    </style:style>
    <style:style style:name="P35" style:family="paragraph" style:parent-style-name="Text_20_body_20_indent">
      <style:paragraph-properties fo:margin-left="0.635cm" fo:margin-right="0cm" fo:text-indent="-0.635cm" style:auto-text-indent="false">
        <style:tab-stops>
          <style:tab-stop style:position="0.635cm"/>
        </style:tab-stops>
      </style:paragraph-properties>
      <style:text-properties style:font-name-asian="Symbol" style:font-name-complex="Symbol"/>
    </style:style>
    <style:style style:name="P36" style:family="paragraph" style:parent-style-name="Text_20_body_20_indent">
      <style:paragraph-properties fo:margin-left="0.635cm" fo:margin-right="0cm" fo:text-indent="-0.635cm" style:auto-text-indent="false">
        <style:tab-stops>
          <style:tab-stop style:position="0.635cm"/>
        </style:tab-stops>
      </style:paragraph-properties>
      <style:text-properties officeooo:paragraph-rsid="0005cb18"/>
    </style:style>
    <style:style style:name="P37" style:family="paragraph" style:parent-style-name="Standard" style:list-style-name="WW8Num11">
      <style:paragraph-properties fo:text-align="justify" style:justify-single-word="false"/>
      <style:text-properties style:font-name-asian="Symbol" style:font-name-complex="Symbol"/>
    </style:style>
    <style:style style:name="P38" style:family="paragraph" style:parent-style-name="Standard" style:list-style-name="WW8Num16">
      <style:paragraph-properties fo:text-align="justify" style:justify-single-word="false"/>
      <style:text-properties style:font-name-asian="Symbol" style:font-name-complex="Symbol"/>
    </style:style>
    <style:style style:name="P39" style:family="paragraph" style:parent-style-name="Standard" style:list-style-name="WW8Num4">
      <style:paragraph-properties fo:text-align="justify" style:justify-single-word="false"/>
      <style:text-properties style:font-name-asian="Symbol" style:font-name-complex="Symbol"/>
    </style:style>
    <style:style style:name="P40" style:family="paragraph" style:parent-style-name="Standard" style:list-style-name="WW8Num14">
      <style:paragraph-properties fo:text-align="justify" style:justify-single-word="false"/>
      <style:text-properties style:font-name-asian="Symbol" style:font-name-complex="Symbol"/>
    </style:style>
    <style:style style:name="P41" style:family="paragraph" style:parent-style-name="Standard" style:list-style-name="WW8Num3">
      <style:paragraph-properties fo:text-align="justify" style:justify-single-word="false"/>
      <style:text-properties fo:font-size="14pt" style:font-name-asian="Symbol" style:font-size-asian="14pt" style:font-name-complex="Symbol"/>
    </style:style>
    <style:style style:name="P42" style:family="paragraph" style:parent-style-name="Heading_20_6">
      <style:text-properties style:font-name-asian="Symbol" style:font-name-complex="Symbol"/>
    </style:style>
    <style:style style:name="P43" style:family="paragraph" style:parent-style-name="Heading_20_5">
      <style:paragraph-properties fo:text-align="start" style:justify-single-word="false"/>
      <style:text-properties style:font-name-asian="Symbol" style:font-name-complex="Symbol"/>
    </style:style>
    <style:style style:name="P44" style:family="paragraph" style:parent-style-name="Heading_20_2">
      <style:text-properties fo:font-weight="normal" style:font-name-asian="Symbol" style:font-weight-asian="normal" style:font-name-complex="Symbol"/>
    </style:style>
    <style:style style:name="P45" style:family="paragraph" style:parent-style-name="Text_20_body" style:master-page-name="Standard">
      <style:paragraph-properties style:page-number="auto"/>
    </style:style>
    <style:style style:name="T1" style:family="text">
      <style:text-properties fo:font-weight="bold"/>
    </style:style>
    <style:style style:name="T2" style:family="text">
      <style:text-properties fo:font-weight="bold" style:font-weight-asian="bold"/>
    </style:style>
    <style:style style:name="T3" style:family="text">
      <style:text-properties fo:font-size="14pt" fo:font-weight="bold" style:font-size-asian="14pt" style:font-weight-asian="bold"/>
    </style:style>
    <style:style style:name="T4" style:family="text">
      <style:text-properties fo:font-size="14pt" style:font-size-asian="14pt"/>
    </style:style>
    <style:style style:name="T5" style:family="text">
      <style:text-properties fo:font-size="14pt" fo:font-style="italic" style:font-size-asian="14pt" style:font-style-asian="italic"/>
    </style:style>
    <style:style style:name="T6" style:family="text">
      <style:text-properties fo:font-size="14pt" style:font-name-asian="Symbol" style:font-size-asian="14pt" style:font-name-complex="Symbol"/>
    </style:style>
    <style:style style:name="T7" style:family="text">
      <style:text-properties fo:font-size="14pt" style:font-name-asian="Times New Roman" style:font-size-asian="14pt" style:font-name-complex="Times New Roman"/>
    </style:style>
    <style:style style:name="T8" style:family="text">
      <style:text-properties fo:font-size="12pt" style:font-size-asian="12pt"/>
    </style:style>
    <style:style style:name="T9" style:family="text">
      <style:text-properties fo:font-size="12pt" fo:font-weight="normal" style:font-size-asian="12pt" style:font-weight-asian="normal"/>
    </style:style>
    <style:style style:name="T10" style:family="text">
      <style:text-properties fo:font-weight="normal" style:font-weight-asian="normal"/>
    </style:style>
    <style:style style:name="T11" style:family="text">
      <style:text-properties fo:font-weight="normal" style:font-name-asian="Symbol" style:font-weight-asian="normal" style:font-name-complex="Symbol"/>
    </style:style>
    <style:style style:name="T12" style:family="text">
      <style:text-properties fo:font-style="italic" style:font-style-asian="italic"/>
    </style:style>
    <style:style style:name="T13" style:family="text">
      <style:text-properties fo:font-style="italic" fo:font-weight="normal" style:font-style-asian="italic" style:font-weight-asian="normal"/>
    </style:style>
    <style:style style:name="T14" style:family="text">
      <style:text-properties fo:font-size="18pt" style:font-size-asian="18pt"/>
    </style:style>
    <style:style style:name="T15" style:family="text">
      <style:text-properties fo:font-size="18pt" style:font-name-asian="Symbol" style:font-size-asian="18pt" style:font-name-complex="Symbol"/>
    </style:style>
    <style:style style:name="T16" style:family="text">
      <style:text-properties fo:font-size="18pt" fo:font-weight="normal" style:font-size-asian="18pt" style:font-weight-asian="normal"/>
    </style:style>
    <style:style style:name="T17" style:family="text">
      <style:text-properties style:text-position="sub 58%"/>
    </style:style>
    <style:style style:name="T18" style:family="text">
      <style:text-properties style:text-position="sub 58%" fo:font-size="14pt" style:font-size-asian="14pt"/>
    </style:style>
    <style:style style:name="T19" style:family="text">
      <style:text-properties style:text-position="sub 58%" fo:font-size="14pt" style:font-name-asian="Symbol" style:font-size-asian="14pt" style:font-name-complex="Symbol"/>
    </style:style>
    <style:style style:name="T20" style:family="text">
      <style:text-properties style:text-position="sub 58%" fo:font-weight="normal" style:font-name-asian="Symbol" style:font-weight-asian="normal" style:font-name-complex="Symbol"/>
    </style:style>
    <style:style style:name="T21" style:family="text">
      <style:text-properties style:text-position="sub 58%" fo:font-weight="normal" style:font-weight-asian="normal"/>
    </style:style>
    <style:style style:name="T22" style:family="text">
      <style:text-properties style:text-position="-27% 100%" fo:font-size="9pt" style:font-size-asian="9pt"/>
    </style:style>
    <style:style style:name="T23" style:family="text">
      <style:text-properties style:text-position="-27% 100%" fo:font-size="9pt" style:font-name-asian="Symbol" style:font-size-asian="9pt" style:font-name-complex="Symbol"/>
    </style:style>
    <style:style style:name="T24" style:family="text">
      <style:text-properties style:font-name="Symbol" fo:font-size="14pt" style:font-name-asian="Symbol" style:font-size-asian="14pt" style:font-name-complex="Symbol"/>
    </style:style>
    <style:style style:name="T25" style:family="text">
      <style:text-properties style:font-name="Symbol" fo:font-weight="normal" style:font-name-asian="Symbol" style:font-weight-asian="normal" style:font-name-complex="Symbol"/>
    </style:style>
    <style:style style:name="T26" style:family="text">
      <style:text-properties fo:font-size="16pt" style:font-name-asian="Symbol" style:font-size-asian="16pt" style:font-name-complex="Symbol"/>
    </style:style>
    <style:style style:name="T27" style:family="text">
      <style:text-properties style:font-name-asian="Symbol" style:font-name-complex="Symbol"/>
    </style:style>
    <style:style style:name="T28" style:family="text">
      <style:text-properties officeooo:rsid="0005cb18" style:font-name-asian="Symbol" style:font-name-complex="Symbol"/>
    </style:style>
    <style:style style:name="T29" style:family="text">
      <style:text-properties style:font-name-asian="Times New Roman" style:font-name-complex="Times New Roman"/>
    </style:style>
    <style:style style:name="T30" style:family="text">
      <style:text-properties style:text-position="super 58%" fo:font-weight="normal" style:font-name-asian="Symbol" style:font-weight-asian="normal" style:font-name-complex="Symbol"/>
    </style:style>
    <style:style style:name="T31" style:family="text">
      <style:text-properties style:text-position="super 58%" fo:font-size="20pt" style:font-name-asian="Symbol" style:font-size-asian="20pt" style:font-name-complex="Symbol"/>
    </style:style>
    <style:style style:name="T32" style:family="text">
      <style:text-properties style:text-position="super 58%" fo:font-size="14pt" style:font-size-asian="14pt"/>
    </style:style>
    <style:style style:name="T33" style:family="text">
      <style:text-properties fo:font-size="20pt" style:font-name-asian="Symbol" style:font-size-asian="20pt" style:font-name-complex="Symbol"/>
    </style:style>
    <style:style style:name="T34" style:family="text">
      <style:text-properties fo:font-size="13pt" fo:font-weight="normal" style:font-size-asian="13pt" style:font-weight-asian="normal"/>
    </style:style>
    <style:style style:name="fr1" style:family="graphic" style:parent-style-name="OLE">
      <style:graphic-properties fo:margin-left="0cm" fo:margin-right="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DRAGA JA ADRATA MULLAHARIMISE ENERGIAKULU NING MÕJU MULLA FÜÜSIKALISELE SEISUNDILE</text:p>
      <text:p text:style-name="P7"/>
      <text:h text:style-name="Heading_20_1" text:outline-level="1">Edvin Nugis, tehnikateaduste doktor</text:h>
      <text:h text:style-name="Heading_20_1" text:outline-level="1">Eesti Põllumajanduse Mehhaniseerimise Instituut</text:h>
      <text:p text:style-name="P10"/>
      <text:p text:style-name="P11"/>
      <text:p text:style-name="P11"/>
      <text:h text:style-name="Heading_20_2" text:outline-level="2"><text:span text:style-name="T8">Annotatsioon:</text:span><text:span text:style-name="T9"> Käesolevas artiklis tuuakse pikaajalised uurimistöö tulemused adraga ja adrata mullaharimisel, võrreldakse neid tehnoloogiaid kompleksselt kuni saagi arvestamiseni, tutvustatakse hindamise metoodilisi iseärasusi. On püütud näidata ühe ja teise tehnoloogia eeliseid ja puudusi <text:s/>ning antakse praktilisi soovitusi maaharijatele õigete tehnoloogiate ja mullaharimisriistade valikul.</text:span></text:h>
      <text:p text:style-name="P21"/>
      <text:p text:style-name="P20"><text:span text:style-name="T2">Võtmesõnad: </text:span>MULLAHARIMINE<text:span text:style-name="T2"> </text:span>ADRAGA JA ADRATA,<text:span text:style-name="T12"> </text:span>ENERGIAKULU,<text:span text:style-name="T12"> </text:span>MULLA,<text:span text:style-name="T12"> </text:span>FÜÜSIKALINE SEISUND, HINDAMISKRITEERIUMID</text:p>
      <text:p text:style-name="Standard"/>
      <text:p text:style-name="Standard"/>
      <text:p text:style-name="P6">Sissejuhatus</text:p>
      <text:p text:style-name="P6"/>
      <text:p text:style-name="P11">Põllutöömasinate tootjaid, maaharijaid ning teadlasi on läbi aegade huvitanud, milline on võrdlev energiakulu ning majanduslikud kulutused adraga ja adrata mullaharimisel. Kõik see on loomulikult seotud mulla füüsikalise seisundiga. Sest on ju ammu teada, et viimasest sõltub viljelevate kultuuride saak ja seda seisundit on võimalik rikkuda ja saaki olulisel määral vähendada juhul, kui tegemist on küll väga hea mullaharimismasinaga, kuid sellega toimetati <text:s/>põllul valel ajal ning valede võtetega. Seega probleem on komplekssne ja vajab ka vastavat lähenemist.</text:p>
      <text:p text:style-name="P11"/>
      <text:p text:style-name="P20"><text:span text:style-name="T4">Adraga ja adrata mullaharimise probleemid ning nende omavaheline võrdlemine on kord korralt taandumas päevakorrast või tõuseb taas teravalt päevakorda sõltuvalt paljudest asjaoludest [2], mida antud artikli maht ei võimalda üksikasjalikult käsitleda. Nimetaksime vaid kõige olulisema - põllumaa säästliku kasutamise nõudeid. Mullaharimisel selle kasutamise põhidefinitsioon oleks alljärgnev [1, lk.8]: “Maa mullaharimise käigus säästliku kasutamise ja vastava positiivse järelmi all mõeldakse sellist mullaharimistulemit, mille juures külvieelsel mullaharimisel mulla füüsikalise küpsuse tingimustes tagatakse optimaalse tihedusega külviase nn </text:span><text:span text:style-name="T5">seedbed </text:span><text:span text:style-name="T4">ning mullaosakeste takistamata murenemine agronoomiliselt eelistatavamateks struktuur-agregaatideks läbimõõduga 2-5 mm, mille osatähtsus külvisügavusel võrreldes mulla osakeste teiste mõõtudega läbimõõduga &lt;2 mm ja &gt;5 mm moodustaks keskmistel muldadel esimesest ca ½ (mis on koguseliselt samuti 50%) ja ei ole väiksem viimasest. Sealjuures külviase tihedus ei tohiks </text:span><text:soft-page-break/><text:span text:style-name="T4">ületada selle optimaalse piiri enam kui 5%”. Kui siia lisada veel kütuse ja mehaanilise energia säästliku kasutamise nõuded, ongi antud probleem täiskompleksselt haaratud.</text:span></text:p>
      <text:p text:style-name="P11"/>
      <text:p text:style-name="P11">Tuleks veel märkida, et põllumaa säästliku kasutamise ja vastavate mullaharimistööde prognoosimiseks valiti spetsiaalselt selleks külvieelne mullaharimistööde periood, kui muld on kõige enam harimisküps ja samas kõige tundlikum mehaanilistele mõjuritele (mulla tallamine, struktuurosakeste tolmustamine jne). Masinagregaatide komplekssel hindamisel lähtuti eeskätt tehnoloogilisest vaatevinklist. See käsitleb vastavat hinnangut, millisesse seisundisse üks või teine mullaharimismasin (koos traktoriga) haritava mulla viib. Siit tulenevalt me rõhutaksime, et peamine ei ole masin vaid tema töö tulem.</text:p>
      <text:p text:style-name="P11"/>
      <text:h text:style-name="Heading_20_2" text:outline-level="2">Arvutus(katse)metoodika</text:h>
      <text:p text:style-name="P11"/>
      <text:p text:style-name="P8">1.Uurimistöö lühike metoodiline iseloomustus</text:p>
      <text:p text:style-name="P11">Metoodilisest aspektist võetuna tekib mullaharija ees rida keerulisi ja kompleksseid küsimusi, need oleks alljärgnevad:</text:p>
      <text:p text:style-name="P25">1)<text:tab/>mil määral ja millises ulatuses oli tagatud tema käsutuses olevate masinagregaatidega eelpoolnimetatud põllu säästliku kasutamise tingimused;</text:p>
      <text:p text:style-name="P25">2)<text:tab/>kuivõrd on soodne olnud (energeetiline ja agroökoloogiline vaatevinklid) kasutusolevate mullaharimismasinate (koos traktoriga) ja vastavate käiguosade ning tööseadiste mõju mullale tervikuna (protsessi dünaamika või seire) ja konkreetsel külveelsel perioodil (protsessi diskreetne hetkeseisund) püsivaatlusobjektidel; </text:p>
      <text:p text:style-name="P25">3)<text:tab/>mis juhtub siis kui masinate mõju mullale on ebasoodne:</text:p>
      <text:p text:style-name="P26">-<text:tab/>kui palju kaotatakse saagis;</text:p>
      <text:p text:style-name="P26">-<text:tab/>kuivõrd ebaefektiivseks osutus mullaharimismasinate (koos traktoriga) töö tulem (sõltub sellest, kui suurel määral toimus masinate liikumine põllul ja kas mulla harimistaluvuspiir ületas etteantud piirangute nivood).</text:p>
      <text:p text:style-name="P11"/>
      <text:p text:style-name="P20"><text:span text:style-name="T4">Esimesele ja teisele küsimusele vastuse saamiseks konkretiseeriti säästliku mullaharimise rakendamise vōimalusi talunike ja pōllumajandusühistute poolt vastavatel püsivaatlusobjektidel, hinnati olemasolevaid mullaharimistehnoloogiaid (künnist külvini), vōttes kasutusele kaasaegne ja tänapäeva nōudeid rahuldav mōōteaparatuur. Uuriti Väätsa, Aaspere, Eerika (EPMÜ), Saku (EMVI), Saida BTK, Mäetaguse ("Tiigi" talu), Haage Suurtalu ja "Taaratamme" talu muldi füüsika-mehaanika ja tehnoloogia vaatevinklist olemasolevate laboriseadmetega. </text:span><text:soft-page-break/><text:span text:style-name="T4">Adraga ja adrata tehnoloogiaalased võrdluskatsed viidi läbi varasemal perioodil Tartu näidissovhoosis kartuli kasvatamisel (katse kaasautorid H. Erm ja V. Kraak)</text:span></text:p>
      <text:p text:style-name="P11"/>
      <text:p text:style-name="P4"><text:span text:style-name="T10">Kolmandale küsimusele vastuse saamiseks</text:span><text:span text:style-name="T9"> </text:span><text:span text:style-name="T10">viidi labori tingimustes läbi <text:s/>komplekskatsed <text:s/>Agrofirma "Väätsa" <text:s/>mullaga ning selle laiaulatusliku niiskuse diapasooniga. Kasutades E. Reppo tuntud <text:s/>gutatsioonimeetodit, määrati kindlaks</text:span><text:span text:style-name="T9"> </text:span><text:span text:style-name="T10">68 tunni järgselt külvi-/seemnease </text:span><text:span text:style-name="T13">seedbed</text:span><text:span text:style-name="T10"> mulla optimaalsed parameetrid. Selleks laborikatsed toimusid Sakus EPMI-s. Laborikatsete abil hinnati külviaset katva mulla erinevate struktuuragregaatide (agrotehniliselt mittesobivatest - mullaosakesed läbimōōduga &lt;2 mm ja &gt;5 mm, sobivateni, s.o. vahemikus 2 - 5 mm) mōju test-kultuuri (oder "Maja" või hilisemad meil Eestis kasutusel olevad odrasordid) reaktsioonile (gutatsiooni suhteline intensiivsus protsentides pro saak). Viimase väite ōigsuse, mis on esitatud sulgudes, kinnituseks on laborikatsetulemused, mis saadi Enno Reppo ja allakirjutanu poolt nii koos kui ka eraldi. Selleks olid läbi viidud ulatuslikud pōld-, lüsimeetrilised- ja laborikatsed. Meetod on kaasautorlusega <text:s/>kaitstud vastava leiutisega</text:span>.</text:p>
      <text:p text:style-name="P11"/>
      <text:p text:style-name="P11">Katsetööde metoodikast oli juba varem juttu, mis on esitatud <text:s/>töös [4]. Tegelikus praktilises olukorras tegemist on erinevate mullaharimisriistade tüüpide, liikide, nende töötamise sügavuste ning kiirustega. Kui sinna veel liituvad muldade erisused nii mehaanilise koostise kui ka niiskuse režiimi osas, siis oleme üsnagi keerulise ülesande ees. Kōike nimetatud faktoreid arvesse vōtta pole võimalik, sest see sõltub uurimistöö mahust, viimane aga rahast. Me antud juhul metoodiliselt lähtusime induktsiooni printsiipidest ja püüdsime jōuda vajalike lahenditeni etappide kaudu ja minimaalsete kulutustega. Need pritnsiipe ükiskajalikult on tutvustatud allikas [1, lk 12-13].</text:p>
      <text:p text:style-name="P9"/>
      <text:p text:style-name="P9">Arvutusmetoodika kohta üksikasjaliku tehnilise külje üle võib saada põhjlikuma ettekujutuse, kui tutvuda vastavate allikatega [5-10].</text:p>
      <text:h text:style-name="P29" text:outline-level="4"/>
      <text:p text:style-name="P6">2. Lühidalt mõningatest teoreetilistest lähtepunktidest</text:p>
      <text:p text:style-name="P2">Vaadeldes antud probleemi teoreetilisest vaatepunktist, võtaksime aluseks töös [10] toodud energiakulu mullaharimisel arvutamise metoodika ja konkreetselt meid kõige enama huvitava valemi (6) (vt. [10], lk.21). Viitealuse valemi esitaksime mõninga täiendusega, lisades siia <text:s/>näitaja (<text:span text:style-name="T14">q</text:span><text:span text:style-name="T17">AS</text:span> ), mis iseloomustab seoseid energiakulu ja mulla füüsika-mehaanika ning tehnoloogia omavahelisi seoseid. Siia juurde veel annaksime rida täpsustavaid selgitusi. Niisiis:</text:p>
      <text:p text:style-name="P2"/>
      <text:p text:style-name="P11"><text:s text:c="50"/></text:p>
      <text:p text:style-name="P11"><text:s text:c="52"/></text:p>
      <text:p text:style-name="P11"><text:soft-page-break/></text:p>
      <text:p text:style-name="P11"/>
      <text:p text:style-name="P11"/>
      <text:p text:style-name="P11"/>
      <text:p text:style-name="P11"/>
      <text:p text:style-name="P20"><text:span text:style-name="T4"><text:s text:c="55"/>k</text:span><text:span text:style-name="T22">e</text:span><text:span text:style-name="T4">·(a·b) · </text:span><text:span text:style-name="T24"></text:span><text:span text:style-name="T26">[</text:span><text:span text:style-name="T6">W</text:span><text:span text:style-name="T23">FC</text:span><text:span text:style-name="T6">(0,6 W</text:span><text:span text:style-name="T23">FC </text:span><text:span text:style-name="T6">– 1) + 1</text:span><text:span text:style-name="T26">]</text:span></text:p>
      <text:p text:style-name="P27"><text:span text:style-name="T7"><text:s text:c="22"/></text:span><text:span text:style-name="T6">E</text:span><text:span text:style-name="T23">m</text:span><text:span text:style-name="T6"> = <text:s text:c="2"/>(1 + </text:span><text:span text:style-name="T15">q</text:span><text:span text:style-name="T19">AS</text:span><text:span text:style-name="T6"> )• --------------------------------------------, <text:s/>MJ/ha <text:s text:c="2"/>(1)</text:span></text:p>
      <text:p text:style-name="P11"><text:span text:style-name="T29"><text:s text:c="77"/></text:span><text:span text:style-name="T27">G</text:span></text:p>
      <text:p text:style-name="P13"/>
      <text:p text:style-name="P20"><text:span text:style-name="T6">kus </text:span><text:span text:style-name="T15">q</text:span><text:span text:style-name="T19">AS</text:span><text:span text:style-name="T6"> on mulla füüsika-mehaanika ning tehnoloogiaalaste faktorite koosmõju näitaja ehk mulla füüsikalise seisundi kompleksnäitaja,</text:span><text:span text:style-name="T27"> </text:span><text:span text:style-name="T6">k</text:span><text:span text:style-name="T23">e</text:span><text:span text:style-name="T6"> – masinagregaadi eriliikumishulk, Mg·km·ha, a – mullaharimismasina töösuügavus (keskmine, mis saadakse mõõtmistulemustena ja kujutab endast statistiliselt usutavat andmehulga väljavõttu generaalkogumist), b – mullaharimisagregaadi haardelaius (ekspluatatsiooniline ehk tegelik, so samadel tingimustel mis eelneva puhulgi), </text:span><text:span text:style-name="T24"></text:span><text:span text:style-name="T6"> on mulla jäikust ja tema eritakistust iseloomustav tegur (Eesti savi-liiv liivsavi muldade tingimustes </text:span><text:span text:style-name="T24"></text:span><text:span text:style-name="T6"> = 71,88), W</text:span><text:span text:style-name="T23">FC </text:span><text:span text:style-name="T6">– mullaharimisküpsuse näit (suhtarv, mis arvutatakse suhte <text:s/>W</text:span><text:span text:style-name="T23">i</text:span><text:span text:style-name="T6"> / W</text:span><text:span text:style-name="T23">w </text:span><text:span text:style-name="T6">kaudu, kus W</text:span><text:span text:style-name="T23">I </text:span><text:span text:style-name="T6">– mulla abosluutniiskus, % (vee mass jagatud kuiva mulla massiga korrutatud 100) ja W</text:span><text:span text:style-name="T23">w</text:span><text:span text:style-name="T6"> – mulla niiskus (%), mis vastab tema niiskuse nivoole – nimega “mulla välivee mahutavus”, määratakse Reppo meetodil); G – mullaharimisagregaadi summaarne mass. </text:span></text:p>
      <text:p text:style-name="P13"/>
      <text:p text:style-name="P13">Analüüsides antud valemit, võib nentida, et mulla füüsikalis-mehaanilistest ja tehnoloogilistes näitajatest on esindatud sisuliselt kõige olulisemad:</text:p>
      <text:p text:style-name="P23"><text:span text:style-name="T4"><text:tab/>- <text:s text:c="2"/>W</text:span><text:span text:style-name="T22">FC </text:span><text:span text:style-name="T4">- niiskus (mulla harimisküpsuse diapasoonis);</text:span></text:p>
      <text:p text:style-name="P13"><text:tab/>- <text:s text:c="2"/>A - mulla tihenemine, selle määr ehk aste;</text:p>
      <text:p text:style-name="P13"><text:tab/>- <text:s text:c="2"/>S - struktuursus, selle aste iseloomustamaks seemne/külviaseme seisundit. Viimased kaks arvutatakse vastavate valemitega:</text:p>
      <text:p text:style-name="P13"/>
      <text:p text:style-name="P20"><text:span text:style-name="T7"><text:s text:c="5"/></text:span><text:span text:style-name="T6">(</text:span><text:span text:style-name="T24"></text:span><text:span text:style-name="T19">i</text:span><text:span text:style-name="T6"> - </text:span><text:span text:style-name="T24"></text:span><text:span text:style-name="T19">min</text:span><text:span text:style-name="T6">) </text:span><text:span text:style-name="T24"></text:span><text:span text:style-name="T19">max</text:span><text:span text:style-name="T6"> <text:s text:c="54"/>k</text:span><text:span text:style-name="T19">(str)o </text:span><text:span text:style-name="T6">- <text:s/>k</text:span><text:span text:style-name="T19">(str)i</text:span></text:p>
      <text:p text:style-name="P20"><text:span text:style-name="T6">A = ------------------ ; <text:s text:c="35"/>S <text:s/>= <text:s/></text:span><text:span text:style-name="T24"></text:span><text:span text:style-name="T6"> ---------------- </text:span><text:span text:style-name="T24"></text:span><text:span text:style-name="T6"> <text:s text:c="9"/>(2)</text:span></text:p>
      <text:p text:style-name="Standard"><text:span text:style-name="T7"><text:s text:c="7"/></text:span><text:span text:style-name="T6">(</text:span><text:span text:style-name="T24"></text:span><text:span text:style-name="T19">max </text:span><text:span text:style-name="T6">- </text:span><text:span text:style-name="T24"></text:span><text:span text:style-name="T19">min</text:span><text:span text:style-name="T6">) </text:span><text:span text:style-name="T24"></text:span><text:span text:style-name="T19">i</text:span><text:span text:style-name="T6"> <text:s text:c="53"/>k</text:span><text:span text:style-name="T19">(str)o </text:span><text:span text:style-name="T6">- <text:s/>k</text:span><text:span text:style-name="T19">(str)min</text:span></text:p>
      <text:h text:style-name="P30" text:outline-level="4"><text:soft-page-break/></text:h>
      <text:h text:style-name="P32" text:outline-level="4"><text:span text:style-name="T11">kus </text:span><text:span text:style-name="T25"></text:span><text:span text:style-name="T20">i</text:span><text:span text:style-name="T11"> on mulla jooksev tihedus püsivaatlusobjektil <text:s/>külvieelsel perioodil peale mullaharimist vastavas mullakihis, g/cm</text:span><text:span text:style-name="T30">3</text:span><text:span text:style-name="T11">, <text:s/></text:span><text:span text:style-name="T25"></text:span><text:span text:style-name="T20">min</text:span><text:span text:style-name="T11"> - haritud kobeda mulla (külvikiht) tihedus, g/cm</text:span><text:span text:style-name="T30">3</text:span><text:span text:style-name="T11">, </text:span><text:span text:style-name="T25"></text:span><text:span text:style-name="T20">max</text:span><text:span text:style-name="T11"> - maksimaalselt tihendatud (tihendatakse laboris odomeetri abil) <text:s/>sama mullakihi tihedus, g/cm</text:span><text:span text:style-name="T30">3</text:span><text:span text:style-name="T11">; k</text:span><text:span text:style-name="T20">(s)o</text:span><text:span text:style-name="T11"> - mulla optimaalne struktuursuse <text:s/>näitaja ehk <text:s/>optimaalne struktuursuse tegur, ; k</text:span><text:span text:style-name="T20">(s)i</text:span><text:span text:style-name="T11"> <text:s text:c="2"/>- <text:s text:c="2"/>sama jooksva näitaja ja ; k</text:span><text:span text:style-name="T20">(s)min</text:span><text:span text:style-name="T11"> <text:s/>- <text:s text:c="2"/>minimaalse näitaja puhul.</text:span></text:h>
      <text:h text:style-name="P31" text:outline-level="4"/>
      <text:h text:style-name="P31" text:outline-level="4">Teades nimetatud oluliste mulla karakteristikute suurusi, võime asuda põhivalemi juurde (3), mis iseloomustab antud karakteristikute mõju kompleksselt. Siin tuleb arvesse võtta ka saagi näitajad, mis kaudsel teel on võimalik gutatsioonimeetodi abil kindlaks määrata. Antud saaginäitajate osas vastavate laborikatsete abil oli võimalik määrata suhtleline saak ehk suhteline gutatsioon iga mõjuri juures eraldi. See tähendab seda, et kui mulla struktuursuse näitajad on optimaalsed ja muutumine viiakse sisse vaid mulla tiheduse osas alates kobedast seisundist kuni liigtihenenud seisundini, siis me saamegi antud mõjuri tulemit eraldi fikseerida.Vastupidi, kui tihedus on optimaalne ja struktuurinäitajaid muudetakse, saame fikseerida viimase mõjuri tulemit. Seega, võttes aluseks meie põhiallikas [5] <text:s/>esitatud <text:s/>põhimõtted, võime saada järgmise avaldise:</text:h>
      <text:p text:style-name="P18"><text:s text:c="17"/></text:p>
      <text:p text:style-name="P20"><text:span text:style-name="T7"><text:s text:c="32"/></text:span><text:span text:style-name="T6">1 <text:s text:c="22"/>1 - <text:s text:c="2"/>k</text:span><text:span text:style-name="T19">a</text:span><text:span text:style-name="T6"> <text:s text:c="20"/>1 - k</text:span><text:span text:style-name="T19">s</text:span></text:p>
      <text:p text:style-name="P20"><text:span text:style-name="T7"><text:s text:c="17"/></text:span><text:span text:style-name="T15">q</text:span><text:span text:style-name="T19">AS</text:span><text:span text:style-name="T6"> <text:s/>= --------- · <text:s/></text:span><text:span text:style-name="T33"><draw:frame draw:style-name="fr1" draw:name="Object1" text:anchor-type="as-char" svg:width="0.201cm" svg:height="0.467cm" draw:z-index="0"><draw:object xlink:href="./Object 1" xlink:type="simple" xlink:show="embed" xlink:actuate="onLoad"/><draw:image xlink:href="./ObjectReplacements/Object 1" xlink:type="simple" xlink:show="embed" xlink:actuate="onLoad"/></draw:frame></text:span><text:span text:style-name="T33">(</text:span><text:span text:style-name="T6"> --------------------- + <text:s/>--------------- </text:span><text:span text:style-name="T33">)</text:span><text:span text:style-name="T31">1/2</text:span><text:span text:style-name="T33"> <text:s text:c="9"/></text:span><text:span text:style-name="T6">(3)</text:span></text:p>
      <text:p text:style-name="P20"><text:span text:style-name="T7"><text:s text:c="30"/></text:span><text:span text:style-name="T6">1 - k</text:span><text:span text:style-name="T19">h</text:span><text:span text:style-name="T6"> <text:s text:c="16"/>1 <text:s/>+ <text:s text:c="3"/>S/A <text:s text:c="12"/>1 <text:s/>+ <text:s text:c="2"/>A/S </text:span></text:p>
      <text:p text:style-name="P24"/>
      <text:h text:style-name="P34" text:outline-level="4">kus <text:span text:style-name="T10">k</text:span><text:span text:style-name="T21">h</text:span><text:span text:style-name="T10"> on suhteline halvim saak (selle valiku põhjendus on toodud töös </text:span><text:span text:style-name="T34"><text:s/>[5</text:span><text:span text:style-name="T21"> </text:span><text:span text:style-name="T10">], mille juures k</text:span><text:span text:style-name="T21">h</text:span><text:span text:style-name="T10"> = 0,2), k</text:span><text:span text:style-name="T21">a <text:s/></text:span><text:span text:style-name="T10">- suhteline saak, mis registreeritakse muldade tihenemisel optimaalsete struktuurinäitajate ja niiskuse režiimi puhul, k</text:span><text:span text:style-name="T21">s</text:span><text:span text:style-name="T10"> - analoogselt mulla struktuurinäitajate muutustel samuti halvenemise puhul, kui mulla tihedus <text:s/>ja niiskus <text:s/>samal ajal on optimaalsed, ehk teisisõnu soodsad taimede arenguks. Antud kompleksnäitaja </text:span><text:span text:style-name="T16">q</text:span><text:span text:style-name="T21">AS </text:span><text:span text:style-name="T10"><text:s/>abil on võimalik iseloomustada mullaharimisagregaatide mõjuri mullale ulatust ehk määra. See olekski üheks põhinäitajaks masinagregaatide energiakulu määramiseks valemi (1) abil.</text:span></text:h>
      <text:p text:style-name="P22"/>
      <text:h text:style-name="P33" text:outline-level="4">Uurimistulemused</text:h>
      <text:p text:style-name="P13"/>
      <text:p text:style-name="P13">Kompleksuurimistöö tulemuste põhjal määrati sõltuvalt muldade raskusastmest eelpooltoodud mulla põhikarakteristikute suurused, mis on toodud alljärgnevas tabelis 1.</text:p>
      <text:p text:style-name="P13"><text:soft-page-break/></text:p>
      <text:p text:style-name="P3">Tabel 1. Erineva raskusastmega muldade <text:s/>tihedust, niiskust ja struktuursust iseloomustavate põhikarakteristikute normnäitajate ning suhteliste saakide suurused, iseloomustamaks mulla säästlikku, halvimat ja optimaalset seisundit</text:p>
      <text:p text:style-name="P12">Table 1. <text:s text:c="10"/>Heili! <text:s/>NB! <text:s/>Raskusastmega mullad –ei ole täpset tõlget pakun: various texture with different cohesion, tihedus- bulk density; niiskus – moisture content, struktuursus – soil structure, säästlik - sustainable </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12">Jrk.</text:p>
            <text:p text:style-name="P12">Nr.</text:p>
          </table:table-cell>
          <table:table-cell table:style-name="Table1.B1" office:value-type="string">
            <text:p text:style-name="P12">Näitaja nimetus</text:p>
            <text:p text:style-name="P12">(tähis)</text:p>
          </table:table-cell>
          <table:table-cell table:style-name="Table1.C1" table:number-columns-spanned="2" office:value-type="string">
            <text:h text:style-name="P43" text:outline-level="5">Mehaanilise</text:h>
            <text:h text:style-name="P42" text:outline-level="6">iseloomustava</text:h>
            <text:p text:style-name="P14">nimetus</text:p>
          </table:table-cell>
          <table:covered-table-cell/>
          <table:table-cell table:style-name="Table1.E1" office:value-type="string">
            <text:p text:style-name="P12">mõjuri</text:p>
            <text:p text:style-name="P12">tunnuse </text:p>
            <text:p text:style-name="P12"/>
          </table:table-cell>
          <table:table-cell table:style-name="Table1.C1" office:value-type="string">
            <text:p text:style-name="P12">Mulla</text:p>
            <text:p text:style-name="P12">astme</text:p>
          </table:table-cell>
          <table:table-cell table:style-name="Table1.E1" table:number-columns-spanned="2" office:value-type="string">
            <text:p text:style-name="P12">Liigitus</text:p>
            <text:p text:style-name="P12">Järgi</text:p>
          </table:table-cell>
          <table:covered-table-cell/>
          <table:table-cell table:style-name="Table1.I1" table:number-columns-spanned="2" office:value-type="string">
            <text:p text:style-name="P12">raskus-</text:p>
          </table:table-cell>
          <table:covered-table-cell/>
        </table:table-row>
        <table:table-row table:style-name="Table1.1">
          <table:table-cell table:style-name="Table1.A2" office:value-type="string">
            <text:p text:style-name="P16"/>
          </table:table-cell>
          <table:table-cell table:style-name="Table1.B2" office:value-type="string">
            <text:p text:style-name="P17"/>
          </table:table-cell>
          <table:table-cell table:style-name="Table1.C2" office:value-type="string">
            <text:p text:style-name="P12">säästlik</text:p>
          </table:table-cell>
          <table:table-cell table:style-name="Table1.C1" table:number-columns-spanned="2" office:value-type="string">
            <text:p text:style-name="P12">halvendav</text:p>
          </table:table-cell>
          <table:covered-table-cell/>
          <table:table-cell table:style-name="Table1.C1" table:number-columns-spanned="2" office:value-type="string">
            <text:p text:style-name="P12">kerge</text:p>
          </table:table-cell>
          <table:covered-table-cell/>
          <table:table-cell table:style-name="Table1.C1" table:number-columns-spanned="2" office:value-type="string">
            <text:p text:style-name="P12">Keskmine</text:p>
          </table:table-cell>
          <table:covered-table-cell/>
          <table:table-cell table:style-name="Table1.J2" office:value-type="string">
            <text:p text:style-name="P12">raske</text:p>
          </table:table-cell>
        </table:table-row>
        <table:table-row table:style-name="Table1.1">
          <table:table-cell table:style-name="Table1.C1" office:value-type="string">
            <text:p text:style-name="P15">1</text:p>
          </table:table-cell>
          <table:table-cell table:style-name="Table1.B3" office:value-type="string">
            <text:p text:style-name="P15">2</text:p>
          </table:table-cell>
          <table:table-cell table:style-name="Table1.C1" office:value-type="string">
            <text:p text:style-name="P15">3</text:p>
          </table:table-cell>
          <table:table-cell table:style-name="Table1.C1" table:number-columns-spanned="2" office:value-type="string">
            <text:p text:style-name="P15">4</text:p>
          </table:table-cell>
          <table:covered-table-cell/>
          <table:table-cell table:style-name="Table1.C1" table:number-columns-spanned="2" office:value-type="string">
            <text:p text:style-name="P15">5</text:p>
          </table:table-cell>
          <table:covered-table-cell/>
          <table:table-cell table:style-name="Table1.C1" table:number-columns-spanned="2" office:value-type="string">
            <text:p text:style-name="P15">6</text:p>
          </table:table-cell>
          <table:covered-table-cell/>
          <table:table-cell table:style-name="Table1.J2" office:value-type="string">
            <text:p text:style-name="P15">7</text:p>
          </table:table-cell>
        </table:table-row>
        <table:table-row table:style-name="Table1.1">
          <table:table-cell table:style-name="Table1.A4" office:value-type="string">
            <text:p text:style-name="P15">1</text:p>
          </table:table-cell>
          <table:table-cell table:style-name="Table1.C1" office:value-type="string">
            <text:p text:style-name="P12">Test-kultuuri saak (relatiivne)</text:p>
            <text:p text:style-name="P12">muldade tihen-</text:p>
            <text:p text:style-name="P22"><text:span text:style-name="T4">damisel (k</text:span><text:span text:style-name="T18">a</text:span><text:span text:style-name="T4">)</text:span></text:p>
          </table:table-cell>
          <table:table-cell table:style-name="Table1.C1" office:value-type="string">
            <text:p text:style-name="P17"/>
            <text:p text:style-name="P12"/>
            <text:p text:style-name="P12"/>
            <text:p text:style-name="P15">0,95</text:p>
          </table:table-cell>
          <table:table-cell table:style-name="Table1.C1" table:number-columns-spanned="2" office:value-type="string">
            <text:p text:style-name="P17"/>
            <text:p text:style-name="P12"/>
            <text:p text:style-name="P12"/>
            <text:p text:style-name="P15">0,25</text:p>
          </table:table-cell>
          <table:covered-table-cell/>
          <table:table-cell table:style-name="Table1.C1" table:number-columns-spanned="2" office:value-type="string">
            <text:p text:style-name="P17"/>
            <text:p text:style-name="P12"/>
            <text:p text:style-name="P12"/>
            <text:p text:style-name="P15">0,95</text:p>
          </table:table-cell>
          <table:covered-table-cell/>
          <table:table-cell table:style-name="Table1.C1" table:number-columns-spanned="2" office:value-type="string">
            <text:p text:style-name="P17"/>
            <text:p text:style-name="P12"/>
            <text:p text:style-name="P12"/>
            <text:p text:style-name="P15">0,90</text:p>
          </table:table-cell>
          <table:covered-table-cell/>
          <table:table-cell table:style-name="Table1.J2" office:value-type="string">
            <text:p text:style-name="P17"/>
            <text:p text:style-name="P12"/>
            <text:p text:style-name="P12"/>
            <text:p text:style-name="P15">0,80</text:p>
          </table:table-cell>
        </table:table-row>
        <table:table-row table:style-name="Table1.1">
          <table:table-cell table:style-name="Table1.C1" office:value-type="string">
            <text:p text:style-name="P15">2</text:p>
          </table:table-cell>
          <table:table-cell table:style-name="Table1.C1" office:value-type="string">
            <text:p text:style-name="P12">Sama – mulla</text:p>
            <text:p text:style-name="P12">struktuursuse <text:s text:c="2"/></text:p>
            <text:p text:style-name="P12">halvenemisel</text:p>
            <text:p text:style-name="P22"><text:span text:style-name="T4">(k</text:span><text:span text:style-name="T18">s</text:span><text:span text:style-name="T4">)</text:span></text:p>
          </table:table-cell>
          <table:table-cell table:style-name="Table1.C1" office:value-type="string">
            <text:p text:style-name="P17"/>
            <text:p text:style-name="P12"/>
            <text:p text:style-name="P15">0,95</text:p>
            <text:p text:style-name="P12"/>
          </table:table-cell>
          <table:table-cell table:style-name="Table1.C1" table:number-columns-spanned="2" office:value-type="string">
            <text:p text:style-name="P17"/>
            <text:p text:style-name="P12"/>
            <text:p text:style-name="P15">0,30</text:p>
          </table:table-cell>
          <table:covered-table-cell/>
          <table:table-cell table:style-name="Table1.C1" table:number-columns-spanned="2" office:value-type="string">
            <text:p text:style-name="P17"/>
            <text:p text:style-name="P12"/>
            <text:p text:style-name="P15">0,85</text:p>
          </table:table-cell>
          <table:covered-table-cell/>
          <table:table-cell table:style-name="Table1.C1" table:number-columns-spanned="2" office:value-type="string">
            <text:p text:style-name="P17"/>
            <text:p text:style-name="P12"/>
            <text:p text:style-name="P15">0,95</text:p>
          </table:table-cell>
          <table:covered-table-cell/>
          <table:table-cell table:style-name="Table1.J2" office:value-type="string">
            <text:p text:style-name="P17"/>
            <text:p text:style-name="P12"/>
            <text:p text:style-name="P15">0,80</text:p>
          </table:table-cell>
        </table:table-row>
        <table:table-row table:style-name="Table1.1">
          <table:table-cell table:style-name="Table1.C1" office:value-type="string">
            <text:p text:style-name="P15">3</text:p>
          </table:table-cell>
          <table:table-cell table:style-name="Table1.C1" office:value-type="string">
            <text:p text:style-name="P12">Mulla tihenemi-</text:p>
            <text:p text:style-name="P12">se aste (A)</text:p>
          </table:table-cell>
          <table:table-cell table:style-name="Table1.C1" office:value-type="string">
            <text:p text:style-name="P17"/>
            <text:p text:style-name="P15">0,30</text:p>
            <text:p text:style-name="P12"/>
          </table:table-cell>
          <table:table-cell table:style-name="Table1.C1" table:number-columns-spanned="2" office:value-type="string">
            <text:p text:style-name="P17"/>
            <text:p text:style-name="P15">0,95</text:p>
          </table:table-cell>
          <table:covered-table-cell/>
          <table:table-cell table:style-name="Table1.C1" table:number-columns-spanned="2" office:value-type="string">
            <text:p text:style-name="P17"/>
            <text:p text:style-name="P15">0,60</text:p>
          </table:table-cell>
          <table:covered-table-cell/>
          <table:table-cell table:style-name="Table1.C1" table:number-columns-spanned="2" office:value-type="string">
            <text:p text:style-name="P17"/>
            <text:p text:style-name="P15">0,50</text:p>
          </table:table-cell>
          <table:covered-table-cell/>
          <table:table-cell table:style-name="Table1.J2" office:value-type="string">
            <text:p text:style-name="P17"/>
            <text:p text:style-name="P15">0,40</text:p>
          </table:table-cell>
        </table:table-row>
        <table:table-row table:style-name="Table1.1">
          <table:table-cell table:style-name="Table1.C1" office:value-type="string">
            <text:p text:style-name="P15">4</text:p>
          </table:table-cell>
          <table:table-cell table:style-name="Table1.C2" office:value-type="string">
            <text:p text:style-name="P12">Mulla struktuur-</text:p>
            <text:p text:style-name="P12">suse näitaja (S)</text:p>
            <text:p text:style-name="P12"/>
          </table:table-cell>
          <table:table-cell table:style-name="Table1.C1" office:value-type="string">
            <text:p text:style-name="P16"/>
            <text:p text:style-name="P15">0,40</text:p>
          </table:table-cell>
          <table:table-cell table:style-name="Table1.C1" table:number-columns-spanned="2" office:value-type="string">
            <text:p text:style-name="P16"/>
            <text:p text:style-name="P15">0,95</text:p>
          </table:table-cell>
          <table:covered-table-cell/>
          <table:table-cell table:style-name="Table1.C1" table:number-columns-spanned="2" office:value-type="string">
            <text:p text:style-name="P16"/>
            <text:p text:style-name="P15">0,65</text:p>
          </table:table-cell>
          <table:covered-table-cell/>
          <table:table-cell table:style-name="Table1.C1" table:number-columns-spanned="2" office:value-type="string">
            <text:p text:style-name="P16"/>
            <text:p text:style-name="P15">0,75</text:p>
          </table:table-cell>
          <table:covered-table-cell/>
          <table:table-cell table:style-name="Table1.J2" office:value-type="string">
            <text:p text:style-name="P16"/>
            <text:p text:style-name="P15">0,55</text:p>
          </table:table-cell>
        </table:table-row>
        <table:table-row table:style-name="Table1.1">
          <table:table-cell table:style-name="Table1.C1" office:value-type="string">
            <text:p text:style-name="P15">5</text:p>
          </table:table-cell>
          <table:table-cell table:style-name="Table1.C2" office:value-type="string">
            <text:p text:style-name="P12">Mulla füüsika-lise seisundi komleksnäitaja</text:p>
            <text:p text:style-name="P22"><text:span text:style-name="T4">(</text:span><text:span text:style-name="T14">q</text:span><text:span text:style-name="T17">AS</text:span>)</text:p>
          </table:table-cell>
          <table:table-cell table:style-name="Table1.C1" office:value-type="string">
            <text:p text:style-name="P16"/>
            <text:p text:style-name="P12"/>
            <text:p text:style-name="P15"/>
            <text:p text:style-name="P15">0,28</text:p>
          </table:table-cell>
          <table:table-cell table:style-name="Table1.C1" table:number-columns-spanned="2" office:value-type="string">
            <text:p text:style-name="P16"/>
            <text:p text:style-name="P15"/>
            <text:p text:style-name="P15"/>
            <text:p text:style-name="P15">1,06</text:p>
          </table:table-cell>
          <table:covered-table-cell/>
          <table:table-cell table:style-name="Table1.C1" table:number-columns-spanned="2" office:value-type="string">
            <text:p text:style-name="P16"/>
            <text:p text:style-name="P15"/>
            <text:p text:style-name="P15"/>
            <text:p text:style-name="P15">0,40</text:p>
          </table:table-cell>
          <table:covered-table-cell/>
          <table:table-cell table:style-name="Table1.C1" table:number-columns-spanned="2" office:value-type="string">
            <text:p text:style-name="P16"/>
            <text:p text:style-name="P15"/>
            <text:p text:style-name="P15"/>
            <text:p text:style-name="P15">0,33</text:p>
          </table:table-cell>
          <table:covered-table-cell/>
          <table:table-cell table:style-name="Table1.J2" office:value-type="string">
            <text:p text:style-name="P16"/>
            <text:p text:style-name="P15"/>
            <text:p text:style-name="P15"/>
            <text:p text:style-name="P15">0,56</text:p>
          </table:table-cell>
        </table:table-row>
      </table:table>
      <text:p text:style-name="P12"/>
      <text:p text:style-name="P3">Nagu antud tabeli põhjal võib järeldada on säästliku ja halvendava toimega mulla-harimiste vahel oluline erinevus, mis kahtlemata mõjutab ka energiakulu. Samuti võib täheldada olulisi erinevusi muldade vahel sõltuvalt nende raskusastmest. Kuna <text:s/>enam kui 20.a. vältel läbi viidud kompleksuurimised on näidanud, et kõige vastuvõetavamateks muldadeks mullaharimisel võib tunnistada keskmisi muldi (tänu kamarkarbonaatmuldade levikule Eestis), siis seda loogiliselt leiab kajastastust ka meie poolt kasutusele võetud kompleksnäitaja <text:span text:style-name="T14">q</text:span><text:span text:style-name="T17">AS </text:span>suuruses; see on <text:soft-page-break/>säästliku mullaharimise normnäitajale kõige lähemal.</text:p>
      <text:p text:style-name="P3"/>
      <text:p text:style-name="P3">Kui võrrelda siinjuures adraga ja adrata tehnoloogijaid, siis toetudes varem läbiviidud uurimistööle ja vastavale kokkuvõttele, mis on esitatud allikas [10] ja viies läbi valemi (1) abil vastavad arvutused, võime erineva raskusastmega muldadele saada alljärgneva lõppresultaadi (tabel 2):</text:p>
      <text:p text:style-name="P3"/>
      <text:p text:style-name="P3">Tabel 2. Energiakulu (MJ/ha) mullaharimisel adraga ja adrata tehnoloogiate võrdlemisel</text:p>
      <text:p text:style-name="P23"><text:span text:style-name="T4">Table 2. Energy consumption </text:span>(MJ/ha) <text:span text:style-name="T4"><text:s/>with and without ploughing</text:span></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12">Näitaja nimetus</text:p>
            <text:p text:style-name="P12"/>
          </table:table-cell>
          <table:table-cell table:style-name="Table2.B1" table:number-columns-spanned="2" office:value-type="string">
            <text:h text:style-name="P43" text:outline-level="5">Mehaanilise</text:h>
            <text:h text:style-name="P42" text:outline-level="6">iseloomustava</text:h>
            <text:p text:style-name="P14">nimetus</text:p>
          </table:table-cell>
          <table:covered-table-cell/>
          <table:table-cell table:style-name="Table2.D1" office:value-type="string">
            <text:p text:style-name="P12">mõjuri</text:p>
            <text:p text:style-name="P12">tunnuse </text:p>
            <text:p text:style-name="P12"/>
          </table:table-cell>
          <table:table-cell table:style-name="Table2.B1" office:value-type="string">
            <text:p text:style-name="P12">Mulla</text:p>
            <text:p text:style-name="P12">astme</text:p>
          </table:table-cell>
          <table:table-cell table:style-name="Table2.D1" table:number-columns-spanned="2" office:value-type="string">
            <text:p text:style-name="P12">Liigitus</text:p>
            <text:p text:style-name="P12">Järgi</text:p>
          </table:table-cell>
          <table:covered-table-cell/>
          <table:table-cell table:style-name="Table2.H1" table:number-columns-spanned="2" office:value-type="string">
            <text:p text:style-name="P12">raskus-</text:p>
          </table:table-cell>
          <table:covered-table-cell/>
        </table:table-row>
        <table:table-row table:style-name="Table2.2">
          <table:table-cell table:style-name="Table2.A2" office:value-type="string">
            <text:p text:style-name="P17"/>
          </table:table-cell>
          <table:table-cell table:style-name="Table2.B2" office:value-type="string">
            <text:p text:style-name="P12">säästlik</text:p>
          </table:table-cell>
          <table:table-cell table:style-name="Table2.B1" table:number-columns-spanned="2" office:value-type="string">
            <text:p text:style-name="P12">halvendav</text:p>
            <text:p text:style-name="P12"/>
          </table:table-cell>
          <table:covered-table-cell/>
          <table:table-cell table:style-name="Table2.B1" table:number-columns-spanned="2" office:value-type="string">
            <text:p text:style-name="P12">kerge</text:p>
            <text:p text:style-name="P12"/>
          </table:table-cell>
          <table:covered-table-cell/>
          <table:table-cell table:style-name="Table2.B1" table:number-columns-spanned="2" office:value-type="string">
            <text:p text:style-name="P12">Keskmine</text:p>
            <text:p text:style-name="P12"/>
          </table:table-cell>
          <table:covered-table-cell/>
          <table:table-cell table:style-name="Table2.I2" office:value-type="string">
            <text:p text:style-name="P12">raske</text:p>
            <text:p text:style-name="P12"/>
          </table:table-cell>
        </table:table-row>
        <table:table-row table:style-name="Table2.3">
          <table:table-cell table:style-name="Table2.A3" office:value-type="string">
            <text:p text:style-name="P12">Adraga mullaharimine</text:p>
            <text:p text:style-name="P12">(harimissügavus</text:p>
            <text:p text:style-name="P12">0,22 m)</text:p>
          </table:table-cell>
          <table:table-cell table:style-name="Table2.B1" office:value-type="string">
            <text:p text:style-name="P16"/>
            <text:p text:style-name="P19"><text:s text:c="5"/></text:p>
            <text:p text:style-name="P15">120</text:p>
          </table:table-cell>
          <table:table-cell table:style-name="Table2.B1" table:number-columns-spanned="2" office:value-type="string">
            <text:p text:style-name="P16"/>
            <text:p text:style-name="P15"/>
            <text:p text:style-name="P15">400</text:p>
          </table:table-cell>
          <table:covered-table-cell/>
          <table:table-cell table:style-name="Table2.B1" table:number-columns-spanned="2" office:value-type="string">
            <text:p text:style-name="P16"/>
            <text:p text:style-name="P15"/>
            <text:p text:style-name="P15">230</text:p>
          </table:table-cell>
          <table:covered-table-cell/>
          <table:table-cell table:style-name="Table2.B1" table:number-columns-spanned="2" office:value-type="string">
            <text:p text:style-name="P16"/>
            <text:p text:style-name="P15"/>
            <text:p text:style-name="P15">200</text:p>
          </table:table-cell>
          <table:covered-table-cell/>
          <table:table-cell table:style-name="Table2.I2" office:value-type="string">
            <text:p text:style-name="P16"/>
            <text:p text:style-name="P15"/>
            <text:p text:style-name="P15">330</text:p>
          </table:table-cell>
        </table:table-row>
        <table:table-row table:style-name="Table2.4">
          <table:table-cell table:style-name="Table2.A3" office:value-type="string">
            <text:p text:style-name="P12">Adrata mullaharimine</text:p>
            <text:p text:style-name="P12">(harimissügavus</text:p>
            <text:p text:style-name="P12">0,18 m)</text:p>
          </table:table-cell>
          <table:table-cell table:style-name="Table2.B1" office:value-type="string">
            <text:p text:style-name="P16"/>
            <text:p text:style-name="P19"><text:s text:c="5"/></text:p>
            <text:p text:style-name="P15">100</text:p>
          </table:table-cell>
          <table:table-cell table:style-name="Table2.B1" table:number-columns-spanned="2" office:value-type="string">
            <text:p text:style-name="P16"/>
            <text:p text:style-name="P15"/>
            <text:p text:style-name="P15">300</text:p>
          </table:table-cell>
          <table:covered-table-cell/>
          <table:table-cell table:style-name="Table2.B1" table:number-columns-spanned="2" office:value-type="string">
            <text:p text:style-name="P16"/>
            <text:p text:style-name="P15"/>
            <text:p text:style-name="P15">110</text:p>
          </table:table-cell>
          <table:covered-table-cell/>
          <table:table-cell table:style-name="Table2.B1" table:number-columns-spanned="2" office:value-type="string">
            <text:p text:style-name="P16"/>
            <text:p text:style-name="P15"/>
            <text:p text:style-name="P15">130</text:p>
          </table:table-cell>
          <table:covered-table-cell/>
          <table:table-cell table:style-name="Table2.I2" office:value-type="string">
            <text:p text:style-name="P16"/>
            <text:p text:style-name="P15"/>
            <text:p text:style-name="P15">240</text:p>
          </table:table-cell>
        </table:table-row>
      </table:table>
      <text:p text:style-name="P22"/>
      <text:h text:style-name="P33" text:outline-level="4"/>
      <text:h text:style-name="P30" text:outline-level="4">Nagu antud tabelis toodud arvudest võib järeldada, on tõepoolest adrata mulla-harimine oluliselt energia-ja mullasäästvam. Siiski lõplikute järelduste tegemine oleks ennatlik, sest pikaajalised uurimised nii meil kui ka rajataga viitavad sellele, et Eesti jaoks on adraga harimistehnoloogia igati au sees ja seda tuleks adrata tehnoloogia negatiivsete mõjurite leevendamiseks aeg-ajalt kasutada.</text:h>
      <text:p text:style-name="P5"/>
      <text:h text:style-name="P33" text:outline-level="4">Kokkuvõte</text:h>
      <text:h text:style-name="P44" text:outline-level="2"/>
      <text:p text:style-name="P23"><text:span text:style-name="T4">Käesolevas artiklis tuuakse pikaajalised uurimistöö tulemused adraga ja adrata mullaharimisel, võrreldakse neid tehnoloogiaid kompleksselt inseneri teaduse vaatevinklist kuni saagi arvestamiseni, tutvustatakse hindamise metoodilisi iseärasusi. On püütud näidata ühe ja teise tehnoloogia eeliseid ja puudusi <text:s/>ning </text:span><text:soft-page-break/><text:span text:style-name="T4">antakse praktilisi soovitusi maaharijatele õigete tehnoloogiate ja mullaharimisriistade valikul. Uurimistöö tulemused näitasid, et Eesti mullastik-klimaatilistes tingimustes ei saa loobuda atrade kasutamisest, sest nii nagu Rootsiski adrata tehnoloogia puhul [2] võib täheldada mulla aeratsiooni halvenemist, <text:s/>mullavee infiltratsiooni</text:span> <text:span text:style-name="T4">vähenemist, mille tõttu kannatab ka taimede juuresüsteemi areng. Kuigi ühe energiaühiku (MJ) maksumus (EEK) atrade kasutamisel on võrreldes adrata tehnoloogiaga (kultiveerimine) erinevate raskusastmega muldadel keskmiselt 24,1% võrra suurem (keskmiselt künnil üheenergiaühiku maksumuseks me saime 1,08 kr/MJ ja kultiveerimisel – 0,82 kr/MJ), tuleb antud probleemile läheneda suure ettevaatlikkusega, lähtuvalt Eesti enda mullastik-klimaatilisest eripärast.</text:span><text:span text:style-name="T3"> </text:span><text:span text:style-name="T4">Siinjuures tuleks arvestada asjaoludega, et:</text:span></text:p>
      <text:list xml:id="list2891576356617170222" text:style-name="WW8Num11">
        <text:list-item>
          <text:p text:style-name="P37"><text:span text:style-name="T4">mulla optimaalse niiskuse puhul (kui muld on harimisküps) mulla iga raskusastme suurenemine 10 kN/m</text:span><text:span text:style-name="T32">2</text:span><text:span text:style-name="T4"> toob kaasa keskmiselt energiakulu suurenemise 16 MJ/ha võrra;</text:span></text:p>
        </text:list-item>
      </text:list>
      <text:list xml:id="list2058728013889389319" text:style-name="WW8Num16">
        <text:list-item>
          <text:p text:style-name="P38"><text:span text:style-name="T4">külviaseme (seedbed) aluse tiheduse suurenemine üle lubatud piiri 0,1 g/cm</text:span><text:span text:style-name="T32">3 </text:span><text:span text:style-name="T4">võrra põhjustab teravilja kultuuride saagi vastava languse keskmiselt 6% ;</text:span></text:p>
        </text:list-item>
      </text:list>
      <text:list xml:id="list3785368464757689843" text:style-name="WW8Num3">
        <text:list-item>
          <text:p text:style-name="P41">mulla struktuursuse näitaja kasvuga lubatud piirist 0,1 ühiku võrra väheneb teravilja kultuuride (labori tingimustes test-kultuur varajane oder) saak 2,5 %.</text:p>
        </text:list-item>
      </text:list>
      <text:p text:style-name="P12"/>
      <text:h text:style-name="P33" text:outline-level="4">Kirjandus</text:h>
      <text:list xml:id="list5296466010358964620" text:style-name="WW8Num4">
        <text:list-item>
          <text:p text:style-name="P39">Teema R1-1/97: Teravilja alla mineva maa mullaharimine ja säästlik kasutamine.- EPMI 1997.a. aruanne (leping nr. 51-4), I köide.- Saku, 1997, 4-23.</text:p>
        </text:list-item>
        <text:list-item>
          <text:p text:style-name="P39">Rydberg, T. Markfiskaliska och markemiska effekter av plöjnings – fri odling i Sverige / Sve-riges Lantbruksuniversitet. Uppsala, Rappoter från jordbearbetninysavdelingen No. 70.- 25 p.</text:p>
        </text:list-item>
        <text:list-item>
          <text:p text:style-name="P39">Nugis, E.Mullaharimise tarbija- ja keskkonnakaitse nõuetega seotud teoreetilised lähte-punktid.- EPMI teadustööde kogumik, nr. I.- Saku, 1996, 15-29..</text:p>
        </text:list-item>
        <text:list-item>
          <text:p text:style-name="P39">Nugis, E. Requirements set to soil tillage implements concerning <text:s text:c="3"/>environment and consumer <text:s/>protection.- Materialy Sympozjum: "Inzyneria Systemow Bioagrotechnicznych.- Warszawa, 995, 81-86.</text:p>
        </text:list-item>
        <text:list-item>
          <text:p text:style-name="P39">Nugis E. Mulla optimaalse füüsikalise seisundi tagamine erisügavusliku mullaharimise tehniliste vahendite ratsionaalsel kasutamisel.- Dissertatsioon tehnikateaduste doktori kraadi kaitsmiseks (algvariant). - Saku, 1986, 478 lk. (vene keeles).</text:p>
        </text:list-item>
      </text:list>
      <text:list xml:id="list7521584697779343291" text:style-name="WW8Num14">
        <text:list-item>
          <text:p text:style-name="P40">Nugis, E. Seedbed quality preparation in conditions of the Estonian soils .- Poster presentation of Nordic - Baltic International Seminar NJF TECHNIA´97, 22.-26.10.1997, Pärnu, Estonia, lk. 4/23 (poster 6 lk). <text:s/></text:p>
        </text:list-item>
      </text:list>
      <text:p text:style-name="P28">7.<text:tab/>Nugis, E. Wyniki kompleksowej oceny przedsiewnej uprawy gleby z uwzglednieniem jakosciowych i technologiznych wskaznikow gleby. III <text:s/>Miedzynarodowe sympozjum IBMER "Ekologiczne aspekty mechanizfcji nawozenia, ochrony roslin i uprawy gleby". Warczawa, 25 wrzesnia 1996, pp.141-148.</text:p>
      <text:p text:style-name="P1">8.<text:tab/>Mullaharimiriistade kasutamise optimeerimine lähtudes mullaharimisküpsuse kriteeriumist.- EPMI töö nr. 10-96.- 20 lk. </text:p>
      <text:p text:style-name="P1">9.<text:tab/>Nugis, E. Requirements set to soil tillage implements concerning <text:s text:c="3"/>environment and consumer protection.- Materialy Sympozjum: "Inzyneria Systemow Bioagrotechnicznych.- <text:soft-page-break/>Warszawa, 1995, lk. 81...86.</text:p>
      <text:p text:style-name="P35">10.<text:tab/>Nugis E. Kompleksenergeetika mullaharimisel ja teraviljakasvatuses.- EPMI teadustööde kogumik, nr. II.- Saku, 1996, 17-28.</text:p>
      <text:p text:style-name="P35"/>
      <text:p text:style-name="P36"><text:span text:style-name="T28">(Allikas: Nugis, E.,1988. <text:s/>Adraga ja adrata mullaharimise energiakulu ning mõju mulla füüsikalisele seisundile. Põllumajanduse Mehhaniseerimise Instituut, Saku, 6 - 13)</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t" fo:country="E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t" fo:country="E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keep-with-next="always"/>
      <style:text-properties fo:font-size="14pt" style:font-size-asian="14pt"/>
    </style:style>
    <style:style style:name="Text_20_body_20_indent" style:display-name="Text body indent" style:family="paragraph" style:parent-style-name="Standard" style:class="text">
      <style:paragraph-properties fo:text-align="justify" style:justify-single-word="false"/>
    </style:style>
    <style:style style:name="Body_20_Text_20_3" style:display-name="Body Text 3" style:family="paragraph" style:parent-style-name="Standard">
      <style:text-properties fo:font-size="14pt" style:font-size-asian="14pt"/>
    </style:style>
    <style:style style:name="Body_20_Text_20_2" style:display-name="Body Text 2" style:family="paragraph" style:parent-style-name="Standard">
      <style:paragraph-properties fo:text-align="justify" style:justify-single-word="false"/>
      <style:text-properties fo:font-size="14pt" style:font-size-asian="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12z0" style:family="text"/>
    <style:style style:name="WW8Num13z0" style:family="text"/>
    <style:style style:name="WW8Num14z0" style:family="text"/>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style style:name="WW8Num19z0"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1cm" fo:margin-bottom="2.501cm" fo:margin-left="2.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raga ja adrata mullaharimise energiakulu ning mõju mulla füüsikalisele seisundile</dc:title>
    <meta:initial-creator>Edvin Nugis</meta:initial-creator>
    <meta:creation-date>1998-06-18T13:51:00</meta:creation-date>
    <dc:date>2019-02-28T19:17:14.123000000</dc:date>
    <meta:print-date>1998-06-10T16:13:00</meta:print-date>
    <meta:editing-cycles>3</meta:editing-cycles>
    <meta:generator>LibreOffice/5.1.2.2$Windows_x86 LibreOffice_project/d3bf12ecb743fc0d20e0be0c58ca359301eb705f</meta:generator>
    <meta:editing-duration>PT20S</meta:editing-duration>
    <meta:document-statistic meta:table-count="2" meta:image-count="0" meta:object-count="1" meta:page-count="9" meta:paragraph-count="172" meta:word-count="2108" meta:character-count="17581" meta:non-whitespace-character-count="14947"/>
  </office:meta>
</office:document-meta>
</file>

<file path=Object 1/content.xml><?xml version="1.0" encoding="utf-8"?>
<math xmlns="http://www.w3.org/1998/Math/MathML" display="block">
  <semantics>
    <mrow/>
    <annotation encoding="StarMath 5.0">{}</annotation>
  </semantics>
</math>
</file>